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roman" style:name="Times New Roman2" svg:font-family="'Times New Roman'"/>
    <style:font-face style:font-family-generic="swiss" style:name="DejaVu Sans1" svg:font-family="'DejaVu Sans'"/>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2.99cm"/>
    </style:style>
    <style:style style:family="table-column" style:name="Tableau1.B">
      <style:table-column-properties style:column-width="2.858cm"/>
    </style:style>
    <style:style style:family="table-column" style:name="Tableau1.C">
      <style:table-column-properties style:column-width="6.482cm"/>
    </style:style>
    <style:style style:family="table-column" style:name="Tableau1.D">
      <style:table-column-properties style:column-width="4.683cm"/>
    </style:style>
    <style:style style:family="table-cell" style:name="Tableau1.A1">
      <style:table-cell-properties fo:border-bottom="0.05pt solid #000000" fo:border-left="0.05pt solid #000000" fo:border-right="none" fo:border-top="0.05pt solid #000000" fo:padding="0.097cm"/>
    </style:style>
    <style:style style:family="table-cell" style:name="Tableau1.D1">
      <style:table-cell-properties fo:border="0.05pt solid #000000" fo:padding="0.097cm"/>
    </style:style>
    <style:style style:family="table-cell" style:name="Tableau1.A2">
      <style:table-cell-properties fo:border-bottom="0.05pt solid #000000" fo:border-left="0.05pt solid #000000" fo:border-right="none" fo:border-top="none" fo:padding="0.097cm"/>
    </style:style>
    <style:style style:family="table-cell" style:name="Tableau1.D2">
      <style:table-cell-properties fo:border-bottom="0.05pt solid #000000" fo:border-left="0.05pt solid #000000" fo:border-right="0.05pt solid #000000" fo:border-top="none" fo:padding="0.097cm"/>
    </style:style>
    <style:style style:family="table" style:name="Tableau2">
      <style:table-properties fo:margin-left="0cm" style:width="17.101cm" table:align="left"/>
    </style:style>
    <style:style style:family="table-column" style:name="Tableau2.A">
      <style:table-column-properties style:column-width="9.998cm"/>
    </style:style>
    <style:style style:family="table-column" style:name="Tableau2.B">
      <style:table-column-properties style:column-width="7.103cm"/>
    </style:style>
    <style:style style:family="table-row" style:name="Tableau2.1">
      <style:table-row-properties style:min-row-height="2.487cm"/>
    </style:style>
    <style:style style:family="table-cell" style:name="Tableau2.A1">
      <style:table-cell-properties style:writing-mode="page"/>
    </style:style>
    <style:style style:family="paragraph" style:name="P1" style:parent-style-name="UrbanBody">
      <style:paragraph-properties fo:text-align="end" style:justify-single-word="false"/>
    </style:style>
    <style:style style:family="paragraph" style:name="P2" style:parent-style-name="UrbanBody">
      <style:paragraph-properties fo:text-align="start" style:justify-single-word="false"/>
      <style:text-properties fo:font-size="12pt" style:font-name="Times New Roman1" style:font-size-asian="10.5pt"/>
    </style:style>
    <style:style style:family="paragraph" style:name="P3" style:parent-style-name="UrbanBody">
      <style:text-properties fo:font-style="normal" style:font-style-asian="normal" style:font-style-complex="normal"/>
    </style:style>
    <style:style style:family="paragraph" style:name="P4" style:parent-style-name="Standard">
      <style:text-properties fo:font-weight="normal" style:font-weight-asian="normal" style:font-weight-complex="normal" style:text-underline-style="none"/>
    </style:style>
    <style:style style:family="paragraph" style:name="P5" style:parent-style-name="UrbanTitle">
      <style:paragraph-properties fo:break-before="page"/>
      <style:text-properties fo:font-style="normal" style:font-style-asian="normal" style:font-style-complex="normal"/>
    </style:style>
    <style:style style:family="paragraph" style:name="P6" style:parent-style-name="UrbanTitle">
      <style:text-properties fo:font-style="normal" style:font-style-asian="normal" style:font-style-complex="normal"/>
    </style:style>
    <style:style style:family="paragraph" style:name="P7" style:parent-style-name="Frame_20_contents">
      <style:paragraph-properties fo:text-align="start" style:justify-single-word="false"/>
      <style:text-properties fo:font-size="12pt" officeooo:paragraph-rsid="001e35c6" style:font-name="Times New Roman2" style:font-size-asian="12pt" style:font-size-complex="12pt"/>
    </style:style>
    <style:style style:family="paragraph" style:name="P8" style:parent-style-name="Frame_20_contents">
      <style:paragraph-properties fo:text-align="start" style:justify-single-word="false"/>
      <style:text-properties fo:font-size="12pt" officeooo:paragraph-rsid="001e35c6" officeooo:rsid="001e35c6" style:font-name="Times New Roman2" style:font-size-asian="12pt" style:font-size-complex="12pt"/>
    </style:style>
    <style:style style:family="paragraph" style:name="P9" style:parent-style-name="Frame_20_contents">
      <style:paragraph-properties fo:text-align="start" style:justify-single-word="false"/>
      <style:text-properties fo:font-size="12pt" fo:font-style="normal" fo:font-weight="normal" officeooo:paragraph-rsid="001e35c6" officeooo:rsid="0084aa93" style:font-name="Times New Roman2" style:font-name-complex="Arial" style:font-size-asian="12pt" style:font-size-complex="12pt" style:font-style-asian="normal" style:font-style-complex="normal" style:font-weight-asian="normal" style:font-weight-complex="normal" style:text-underline-style="none"/>
    </style:style>
    <style:style style:family="paragraph" style:name="P10" style:parent-style-name="Standard">
      <style:paragraph-properties fo:text-align="start" style:justify-single-word="false"/>
      <style:text-properties fo:font-size="12pt" officeooo:paragraph-rsid="001e35c6" style:font-name="Times New Roman2" style:font-size-asian="12pt" style:font-size-complex="12pt"/>
    </style:style>
    <style:style style:family="paragraph" style:name="P11" style:parent-style-name="Standard">
      <style:text-properties officeooo:paragraph-rsid="001e35c6"/>
    </style:style>
    <style:style style:family="paragraph" style:name="P12" style:parent-style-name="Standard">
      <style:paragraph-properties fo:margin-bottom="2.131cm" fo:margin-top="0cm" fo:text-align="start" loext:contextual-spacing="false" style:justify-single-word="false"/>
      <style:text-properties fo:font-size="10pt" officeooo:paragraph-rsid="001e35c6" style:font-name="Arial" style:font-size-asian="10pt" style:font-size-complex="10pt"/>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fo:font-weight="normal" style:font-name-complex="Arial" style:font-style-asian="normal" style:font-style-complex="normal" style:font-weight-asian="normal" style:font-weight-complex="normal" style:text-underline-style="none"/>
    </style:style>
    <style:style style:family="text" style:name="T5">
      <style:text-properties fo:font-style="normal" fo:font-weight="normal" officeooo:rsid="0084aa93" style:font-name-complex="Arial" style:font-style-asian="normal" style:font-style-complex="normal" style:font-weight-asian="normal" style:font-weight-complex="normal" style:text-underline-style="none"/>
    </style:style>
    <style:style style:family="text" style:name="T6">
      <style:text-properties fo:font-style="normal" fo:font-weight="normal" officeooo:rsid="0084aa93" style:font-name-complex="Arial" style:font-style-asian="normal" style:font-style-complex="italic" style:font-weight-asian="normal" style:font-weight-complex="normal" style:text-underline-style="none"/>
    </style:style>
    <style:style style:family="text" style:name="T7">
      <style:text-properties fo:font-size="12pt" style:font-name="Times New Roman" style:font-size-asian="12pt" style:font-size-complex="12pt"/>
    </style:style>
    <style:style style:family="text" style:name="T8">
      <style:text-properties fo:country="none" fo:font-size="12pt" fo:language="zxx" style:font-name="Times New Roman" style:font-size-asian="12pt" style:font-size-complex="12pt"/>
    </style:style>
    <style:style style:family="text" style:name="T9">
      <style:text-properties fo:font-size="12pt" fo:font-weight="bold" style:font-name="Times New Roman" style:font-size-asian="12pt" style:font-size-complex="12pt" style:font-weight-asian="bold" style:font-weight-complex="bold"/>
    </style:style>
    <style:style style:family="text" style:name="T10">
      <style:text-properties fo:font-weight="bold" style:font-weight-asian="bold" style:font-weight-complex="bold"/>
    </style:style>
    <style:style style:family="text" style:name="T11">
      <style:text-properties fo:country="FR" fo:font-size="12pt" fo:font-style="normal" fo:font-weight="normal" fo:language="fr" fo:letter-spacing="normal" officeooo:rsid="0084aa93" style:font-name="Times New Roman2" style:font-name-complex="Calibri" style:font-size-asian="12pt" style:font-size-complex="12pt" style:font-style-asian="normal" style:font-style-complex="normal" style:font-weight-asian="normal" style:font-weight-complex="normal"/>
    </style:style>
    <style:style style:family="text" style:name="T12">
      <style:text-properties fo:font-size="12pt" fo:font-style="normal" fo:font-weight="normal" officeooo:rsid="0084aa93" style:font-name="Times New Roman2" style:font-name-complex="Arial" style:font-size-asian="12pt" style:font-size-complex="12pt" style:font-style-asian="normal" style:font-style-complex="italic" style:font-weight-asian="normal" style:font-weight-complex="normal"/>
    </style:style>
    <style:style style:family="text" style:name="T13">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4">
      <style:text-properties fo:color="#000000" fo:country="BE" fo:font-size="10pt" fo:font-style="normal" fo:font-weight="normal" fo:language="fr" fo:letter-spacing="normal" fo:text-shadow="none" style:country-asian="CN" style:country-complex="IN" style:font-name="DejaVu Sans"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5">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6">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10"><office:annotation><dc:creator>Gauthier Bastien</dc:creator><dc:date>2011-01-13T14:56:41</dc:date><text:p text:style-name="P13"><text:span text:style-name="T13">do text</text:span></text:p><text:p text:style-name="P13"><text:span text:style-name="T13">from document(at=header, format='odt')</text:span></text:p></office:annotation><text:span text:style-name="T3">Import depuis header.odt</text:span></text:p>
          </table:table-cell>
          <table:table-cell office:value-type="string" table:style-name="Tableau2.A1">
            <text:p text:style-name="P12"><text:span text:style-name="Police_20_par_20_défaut"><text:span text:style-name="T11"><text:text-input text:description="">tool.getCityName()</text:text-input></text:span></text:span><text:span text:style-name="T12">, le </text:span><text:span text:style-name="T12"><text:text-input text:description="">licence_view.format_date()</text:text-input></text:span></text:p>
            <text:p text:style-name="P7"><text:span text:style-name="T5"><text:conditional-text text:condition="ooow:&quot;view.do_mailing()&quot;" text:string-value-if-false="" text:string-value-if-true="&quot;mailed_data.getPersonTitleValue(short=True)&quot;">mailed_data.getPersonTitleValue(short=True)</text:conditional-text></text:span><text:span text:style-name="T6"><text:s/></text:span><text:span text:style-name="T5"><text:conditional-text text:condition="ooow:&quot;view.do_mailing()&quot;" text:string-value-if-false="" text:string-value-if-true="&quot;mailed_data.name1&quot;">mailed_data.name1</text:conditional-text></text:span><text:span text:style-name="T6"><text:s/></text:span><text:span text:style-name="T5"><text:conditional-text text:condition="ooow:&quot;view.do_mailing()&quot;" text:string-value-if-false="" text:string-value-if-true="&quot;mailed_data.name2&quot;">mailed_data.name2</text:conditional-text></text:span><text:span text:style-name="T6"><text:line-break/></text:span><text:span text:style-name="T5"><text:conditional-text text:condition="ooow:&quot;view.do_mailing()&quot;" text:string-value-if-false="" text:string-value-if-true="&quot;mailed_data.street&quot;">mailed_data.street</text:conditional-text></text:span><text:span text:style-name="T5">, </text:span><text:span text:style-name="T5"><text:conditional-text text:condition="ooow:&quot;view.do_mailing()&quot;" text:string-value-if-false="" text:string-value-if-true="&quot;mailed_data.number&quot;">mailed_data.number</text:conditional-text></text:span><text:span text:style-name="T6"><text:line-break/></text:span><text:span text:style-name="T5"><text:conditional-text text:condition="ooow:&quot;view.do_mailing()&quot;" text:string-value-if-false="" text:string-value-if-true="&quot;mailed_data.zipcode&quot;">mailed_data.zipcode</text:conditional-text></text:span><text:span text:style-name="T5"> </text:span><text:span text:style-name="T5"><text:conditional-text text:condition="ooow:&quot;view.do_mailing()&quot;" text:string-value-if-false="" text:string-value-if-true="&quot;mailed_data.city&quot;">mailed_data.city</text:conditional-text></text:span></text:p>
            <text:p text:style-name="P8"><text:span text:style-name="T5">R</text:span><text:span text:style-name="T4">ECOMMANDE</text:span></text:p>
          </table:table-cell>
        </table:table-row>
      </table:table>
      <text:p text:style-name="P11"/>
      <text:p text:style-name="UrbanTitle">l’Aménagement du Territoire et les Permis</text:p>
      <text:p text:style-name="UrbanBody"/>
      <text:p text:style-name="UrbanBody"/>
      <text:p text:style-name="UrbanBody"><text:span text:style-name="T10">Objet :</text:span> <text:span text:style-name="T7"><text:s/>Réunion de concertation relative à la demande de p</text:span><text:span text:style-name="T8">ermis d’urbanisme/ urbanisation pour un bien sis</text:span><text:span text:style-name="T9"> </text:span><text:span text:style-name="T7"><text:text-input text:description="Situation des travaux">self.getWorkLocationSignaletic()</text:text-input></text:span></text:p>
      <text:p text:style-name="UrbanBody"><text:span text:style-name="T10">Référence cadastrale :</text:span> <text:text-input text:description="Bien-Parcelles">licence_view.get_parcels()</text:text-input></text:p>
      <text:p text:style-name="UrbanBody"/>
      <text:p text:style-name="P9"><text:conditional-text text:condition="ooow:&quot;view.do_mailing()&quot;" text:string-value-if-false="" text:string-value-if-true="&quot;mailed_data.getPersonTitleValue()&quot;">mailed_data.getPersonTitleValue()</text:conditional-text>,</text:p>
      <text:p text:style-name="UrbanBody"/>
      <text:p text:style-name="UrbanBody">Par la présente, nous vous convions à une réunion de concertation le <text:text-input text:description="Bien-Parcelles">tool.formatDate(urbanEventObj.getClaimsDate(), long_format=True) </text:text-input><text:s text:c="2"/>à [ADRESSE] <text:s/>et ce conformément à l’article 341 du CWATUPE.</text:p>
      <text:p text:style-name="UrbanBody"/>
      <text:p text:style-name="UrbanBody">En effet, l’enquête se déroulant du <text:text-input text:description="Date début d'enquête">tool.formatDate(licence.getLastInquiry().getInvestigationStart()))</text:text-input><text:s/>au <text:text-input text:description="Date fin enquête">tool.formatDate(licence.getLastInquiry().getInvestigationEnd()))</text:text-input><text:s/>a suscité plus de 25 réclamations individuelles. Nous vous transmettons en annexe la liste des réclamants.</text:p>
      <text:p text:style-name="UrbanBody"/>
      <text:p text:style-name="UrbanBody">En vertu de l’article 341 du CWATUPE , nous vous demandons de désigner cinq personnes maximum qui représenteront votre groupe.</text:p>
      <text:p text:style-name="UrbanBody"/>
      <text:p text:style-name="UrbanBody">Cette réunion se tiendra avec les représentants de l’administration communale, les représentants des réclamants, le demandeur et ses conseillers. Aucun de ces groupes ne peut être représenté par plus de cinq personnes.</text:p>
      <text:p text:style-name="UrbanBody"/>
      <text:p text:style-name="UrbanBody">Demeurant à votre disposition, nous vous prions d'agréer, <text:span text:style-name="T1">&lt;%Titre%&gt;</text:span>, nos salutations distinguées.</text:p>
      <text:p text:style-name="UrbanBody"/>
      <text:p text:style-name="UrbanBody"/>
      <text:p text:style-name="UrbanBody"><text:span text:style-name="T2"><office:annotation><dc:creator>sde </dc:creator><dc:date>2011-07-27T10:02:32</dc:date><text:p text:style-name="P13"><text:span text:style-name="T15">do text</text:span></text:p><text:p text:style-name="P13"><text:span text:style-name="T16">from document(at=signatures, format='odt')</text:span></text:p></office:annotation></text:span><text:span text:style-name="T2">Import depuis signatures.odt</text:span></text:p>
      <text:p text:style-name="P5">Liste des réclamants</text:p>
      <text:p text:style-name="P6"/>
      <table:table table:name="Tableau1" table:style-name="Tableau1">
        <table:table-column table:style-name="Tableau1.A"/>
        <table:table-column table:style-name="Tableau1.B"/>
        <table:table-column table:style-name="Tableau1.C"/>
        <table:table-column table:style-name="Tableau1.D"/>
        <table:table-row>
          <table:table-cell office:value-type="string" table:style-name="Tableau1.A1">
            <text:p text:style-name="UrbanTitle3">Nom</text:p>
          </table:table-cell>
          <table:table-cell office:value-type="string" table:style-name="Tableau1.A1">
            <text:p text:style-name="UrbanTitle3">Prénom</text:p>
          </table:table-cell>
          <table:table-cell office:value-type="string" table:style-name="Tableau1.A1">
            <text:p text:style-name="UrbanTitle3">Adresse</text:p>
          </table:table-cell>
          <table:table-cell office:value-type="string" table:style-name="Tableau1.D1">
            <text:p text:style-name="UrbanTitle3">Code Postal et Localité</text:p>
          </table:table-cell>
        </table:table-row>
        <table:table-row>
          <table:table-cell office:value-type="string" table:style-name="Tableau1.A2">
            <text:p text:style-name="P2"><text:span text:style-name="T2"><office:annotation><dc:creator>sde </dc:creator><dc:date>2011-08-22T12:09:49</dc:date><text:p text:style-name="P13"><text:span text:style-name="T14">do row for claimant in urbanEventObj.getClaimants()</text:span></text:p></office:annotation></text:span><text:span text:style-name="T2"><text:text-input text:description="Bien-Parcelles">claimant.getName1()</text:text-input></text:span><text:span text:style-name="T2"><text:s/></text:span></text:p>
          </table:table-cell>
          <table:table-cell office:value-type="string" table:style-name="Tableau1.A2">
            <text:p text:style-name="P2"><text:span text:style-name="T2"><text:text-input text:description="Bien-Parcelles">claimant.getName2()</text:text-input></text:span><text:span text:style-name="T2"><text:s/></text:span></text:p>
          </table:table-cell>
          <table:table-cell office:value-type="string" table:style-name="Tableau1.A2">
            <text:p text:style-name="P2"><text:span text:style-name="T2"><text:text-input text:description="Bien-Parcelles">claimant.getNumber()</text:text-input></text:span><text:span text:style-name="T2"><text:s/></text:span><text:span text:style-name="T2"><text:text-input text:description="Bien-Parcelles">claimant.getStreet()</text:text-input></text:span><text:span text:style-name="T2"><text:s/></text:span></text:p>
          </table:table-cell>
          <table:table-cell office:value-type="string" table:style-name="Tableau1.D2">
            <text:p text:style-name="P2"><text:span text:style-name="T2"><text:text-input text:description="Bien-Parcelles">claimant.getZipcode()</text:text-input></text:span><text:span text:style-name="T2"><text:s/></text:span><text:span text:style-name="T2"><text:text-input text:description="Bien-Parcelles">claimant.getCity()</text:text-input></text:span><text:span text:style-name="T2"><text:s/></text:span></text:p>
          </table:table-cell>
        </table:table-row>
      </table:table>
      <text:p text:style-name="P3"/>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roman" style:name="Times New Roman2" svg:font-family="'Times New Roman'"/>
    <style:font-face style:font-family-generic="swiss" style:name="DejaVu Sans1" svg:font-family="'DejaVu Sans'"/>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2.99cm"/>
    </style:style>
    <style:style style:family="table-column" style:name="Tableau1.B">
      <style:table-column-properties style:column-width="2.858cm"/>
    </style:style>
    <style:style style:family="table-column" style:name="Tableau1.C">
      <style:table-column-properties style:column-width="6.482cm"/>
    </style:style>
    <style:style style:family="table-column" style:name="Tableau1.D">
      <style:table-column-properties style:column-width="4.683cm"/>
    </style:style>
    <style:style style:family="table-cell" style:name="Tableau1.A1">
      <style:table-cell-properties fo:border-bottom="0.05pt solid #000000" fo:border-left="0.05pt solid #000000" fo:border-right="none" fo:border-top="0.05pt solid #000000" fo:padding="0.097cm"/>
    </style:style>
    <style:style style:family="table-cell" style:name="Tableau1.D1">
      <style:table-cell-properties fo:border="0.05pt solid #000000" fo:padding="0.097cm"/>
    </style:style>
    <style:style style:family="table-cell" style:name="Tableau1.A2">
      <style:table-cell-properties fo:border-bottom="0.05pt solid #000000" fo:border-left="0.05pt solid #000000" fo:border-right="none" fo:border-top="none" fo:padding="0.097cm"/>
    </style:style>
    <style:style style:family="table-cell" style:name="Tableau1.D2">
      <style:table-cell-properties fo:border-bottom="0.05pt solid #000000" fo:border-left="0.05pt solid #000000" fo:border-right="0.05pt solid #000000" fo:border-top="none" fo:padding="0.097cm"/>
    </style:style>
    <style:style style:family="table" style:name="Tableau2">
      <style:table-properties fo:margin-left="0cm" style:width="17.101cm" table:align="left"/>
    </style:style>
    <style:style style:family="table-column" style:name="Tableau2.A">
      <style:table-column-properties style:column-width="9.998cm"/>
    </style:style>
    <style:style style:family="table-column" style:name="Tableau2.B">
      <style:table-column-properties style:column-width="7.103cm"/>
    </style:style>
    <style:style style:family="table-row" style:name="Tableau2.1">
      <style:table-row-properties style:min-row-height="2.487cm"/>
    </style:style>
    <style:style style:family="table-cell" style:name="Tableau2.A1">
      <style:table-cell-properties style:writing-mode="page"/>
    </style:style>
    <style:style style:family="paragraph" style:name="P1" style:parent-style-name="UrbanBody">
      <style:paragraph-properties fo:text-align="end" style:justify-single-word="false"/>
    </style:style>
    <style:style style:family="paragraph" style:name="P2" style:parent-style-name="UrbanBody">
      <style:paragraph-properties fo:text-align="start" style:justify-single-word="false"/>
      <style:text-properties fo:font-size="12pt" style:font-name="Times New Roman1" style:font-size-asian="10.5pt"/>
    </style:style>
    <style:style style:family="paragraph" style:name="P3" style:parent-style-name="UrbanBody">
      <style:text-properties fo:font-style="normal" style:font-style-asian="normal" style:font-style-complex="normal"/>
    </style:style>
    <style:style style:family="paragraph" style:name="P4" style:parent-style-name="Standard">
      <style:text-properties fo:font-weight="normal" style:font-weight-asian="normal" style:font-weight-complex="normal" style:text-underline-style="none"/>
    </style:style>
    <style:style style:family="paragraph" style:name="P5" style:parent-style-name="UrbanTitle">
      <style:paragraph-properties fo:break-before="page"/>
      <style:text-properties fo:font-style="normal" style:font-style-asian="normal" style:font-style-complex="normal"/>
    </style:style>
    <style:style style:family="paragraph" style:name="P6" style:parent-style-name="UrbanTitle">
      <style:text-properties fo:font-style="normal" style:font-style-asian="normal" style:font-style-complex="normal"/>
    </style:style>
    <style:style style:family="paragraph" style:name="P7" style:parent-style-name="Frame_20_contents">
      <style:paragraph-properties fo:text-align="start" style:justify-single-word="false"/>
      <style:text-properties fo:font-size="12pt" officeooo:paragraph-rsid="001e35c6" style:font-name="Times New Roman2" style:font-size-asian="12pt" style:font-size-complex="12pt"/>
    </style:style>
    <style:style style:family="paragraph" style:name="P8" style:parent-style-name="Frame_20_contents">
      <style:paragraph-properties fo:text-align="start" style:justify-single-word="false"/>
      <style:text-properties fo:font-size="12pt" officeooo:paragraph-rsid="001e35c6" officeooo:rsid="001e35c6" style:font-name="Times New Roman2" style:font-size-asian="12pt" style:font-size-complex="12pt"/>
    </style:style>
    <style:style style:family="paragraph" style:name="P9" style:parent-style-name="Frame_20_contents">
      <style:paragraph-properties fo:text-align="start" style:justify-single-word="false"/>
      <style:text-properties fo:font-size="12pt" fo:font-style="normal" fo:font-weight="normal" officeooo:paragraph-rsid="001e35c6" officeooo:rsid="0084aa93" style:font-name="Times New Roman2" style:font-name-complex="Arial" style:font-size-asian="12pt" style:font-size-complex="12pt" style:font-style-asian="normal" style:font-style-complex="normal" style:font-weight-asian="normal" style:font-weight-complex="normal" style:text-underline-style="none"/>
    </style:style>
    <style:style style:family="paragraph" style:name="P10" style:parent-style-name="Standard">
      <style:paragraph-properties fo:text-align="start" style:justify-single-word="false"/>
      <style:text-properties fo:font-size="12pt" officeooo:paragraph-rsid="001e35c6" style:font-name="Times New Roman2" style:font-size-asian="12pt" style:font-size-complex="12pt"/>
    </style:style>
    <style:style style:family="paragraph" style:name="P11" style:parent-style-name="Standard">
      <style:text-properties officeooo:paragraph-rsid="001e35c6"/>
    </style:style>
    <style:style style:family="paragraph" style:name="P12" style:parent-style-name="Standard">
      <style:paragraph-properties fo:margin-bottom="2.131cm" fo:margin-top="0cm" fo:text-align="start" loext:contextual-spacing="false" style:justify-single-word="false"/>
      <style:text-properties fo:font-size="10pt" officeooo:paragraph-rsid="001e35c6" style:font-name="Arial" style:font-size-asian="10pt" style:font-size-complex="10pt"/>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fo:font-weight="normal" style:font-name-complex="Arial" style:font-style-asian="normal" style:font-style-complex="normal" style:font-weight-asian="normal" style:font-weight-complex="normal" style:text-underline-style="none"/>
    </style:style>
    <style:style style:family="text" style:name="T5">
      <style:text-properties fo:font-style="normal" fo:font-weight="normal" officeooo:rsid="0084aa93" style:font-name-complex="Arial" style:font-style-asian="normal" style:font-style-complex="normal" style:font-weight-asian="normal" style:font-weight-complex="normal" style:text-underline-style="none"/>
    </style:style>
    <style:style style:family="text" style:name="T6">
      <style:text-properties fo:font-style="normal" fo:font-weight="normal" officeooo:rsid="0084aa93" style:font-name-complex="Arial" style:font-style-asian="normal" style:font-style-complex="italic" style:font-weight-asian="normal" style:font-weight-complex="normal" style:text-underline-style="none"/>
    </style:style>
    <style:style style:family="text" style:name="T7">
      <style:text-properties fo:font-size="12pt" style:font-name="Times New Roman" style:font-size-asian="12pt" style:font-size-complex="12pt"/>
    </style:style>
    <style:style style:family="text" style:name="T8">
      <style:text-properties fo:country="none" fo:font-size="12pt" fo:language="zxx" style:font-name="Times New Roman" style:font-size-asian="12pt" style:font-size-complex="12pt"/>
    </style:style>
    <style:style style:family="text" style:name="T9">
      <style:text-properties fo:font-size="12pt" fo:font-weight="bold" style:font-name="Times New Roman" style:font-size-asian="12pt" style:font-size-complex="12pt" style:font-weight-asian="bold" style:font-weight-complex="bold"/>
    </style:style>
    <style:style style:family="text" style:name="T10">
      <style:text-properties fo:font-weight="bold" style:font-weight-asian="bold" style:font-weight-complex="bold"/>
    </style:style>
    <style:style style:family="text" style:name="T11">
      <style:text-properties fo:country="FR" fo:font-size="12pt" fo:font-style="normal" fo:font-weight="normal" fo:language="fr" fo:letter-spacing="normal" officeooo:rsid="0084aa93" style:font-name="Times New Roman2" style:font-name-complex="Calibri" style:font-size-asian="12pt" style:font-size-complex="12pt" style:font-style-asian="normal" style:font-style-complex="normal" style:font-weight-asian="normal" style:font-weight-complex="normal"/>
    </style:style>
    <style:style style:family="text" style:name="T12">
      <style:text-properties fo:font-size="12pt" fo:font-style="normal" fo:font-weight="normal" officeooo:rsid="0084aa93" style:font-name="Times New Roman2" style:font-name-complex="Arial" style:font-size-asian="12pt" style:font-size-complex="12pt" style:font-style-asian="normal" style:font-style-complex="italic" style:font-weight-asian="normal" style:font-weight-complex="normal"/>
    </style:style>
    <style:style style:family="text" style:name="T13">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4">
      <style:text-properties fo:color="#000000" fo:country="BE" fo:font-size="10pt" fo:font-style="normal" fo:font-weight="normal" fo:language="fr" fo:letter-spacing="normal" fo:text-shadow="none" style:country-asian="CN" style:country-complex="IN" style:font-name="DejaVu Sans"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5">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6">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10"><office:annotation><dc:creator>Gauthier Bastien</dc:creator><dc:date>2011-01-13T14:56:41</dc:date><text:p text:style-name="P13"><text:span text:style-name="T13">do text</text:span></text:p><text:p text:style-name="P13"><text:span text:style-name="T13">from document(at=header, format='odt')</text:span></text:p></office:annotation><text:span text:style-name="T3">Import depuis header.odt</text:span></text:p>
          </table:table-cell>
          <table:table-cell office:value-type="string" table:style-name="Tableau2.A1">
            <text:p text:style-name="P12"><text:span text:style-name="Police_20_par_20_défaut"><text:span text:style-name="T11"><text:text-input text:description="">tool.getCityName()</text:text-input></text:span></text:span><text:span text:style-name="T12">, le </text:span><text:span text:style-name="T12"><text:text-input text:description="">licence_view.format_date()</text:text-input></text:span></text:p>
            <text:p text:style-name="P7"><text:span text:style-name="T5"><text:conditional-text text:condition="ooow:&quot;view.do_mailing()&quot;" text:string-value-if-false="" text:string-value-if-true="&quot;mailed_data.getPersonTitleValue(short=True)&quot;">mailed_data.getPersonTitleValue(short=True)</text:conditional-text></text:span><text:span text:style-name="T6"><text:s/></text:span><text:span text:style-name="T5"><text:conditional-text text:condition="ooow:&quot;view.do_mailing()&quot;" text:string-value-if-false="" text:string-value-if-true="&quot;mailed_data.name1&quot;">mailed_data.name1</text:conditional-text></text:span><text:span text:style-name="T6"><text:s/></text:span><text:span text:style-name="T5"><text:conditional-text text:condition="ooow:&quot;view.do_mailing()&quot;" text:string-value-if-false="" text:string-value-if-true="&quot;mailed_data.name2&quot;">mailed_data.name2</text:conditional-text></text:span><text:span text:style-name="T6"><text:line-break/></text:span><text:span text:style-name="T5"><text:conditional-text text:condition="ooow:&quot;view.do_mailing()&quot;" text:string-value-if-false="" text:string-value-if-true="&quot;mailed_data.street&quot;">mailed_data.street</text:conditional-text></text:span><text:span text:style-name="T5">, </text:span><text:span text:style-name="T5"><text:conditional-text text:condition="ooow:&quot;view.do_mailing()&quot;" text:string-value-if-false="" text:string-value-if-true="&quot;mailed_data.number&quot;">mailed_data.number</text:conditional-text></text:span><text:span text:style-name="T6"><text:line-break/></text:span><text:span text:style-name="T5"><text:conditional-text text:condition="ooow:&quot;view.do_mailing()&quot;" text:string-value-if-false="" text:string-value-if-true="&quot;mailed_data.zipcode&quot;">mailed_data.zipcode</text:conditional-text></text:span><text:span text:style-name="T5"> </text:span><text:span text:style-name="T5"><text:conditional-text text:condition="ooow:&quot;view.do_mailing()&quot;" text:string-value-if-false="" text:string-value-if-true="&quot;mailed_data.city&quot;">mailed_data.city</text:conditional-text></text:span></text:p>
            <text:p text:style-name="P8"><text:span text:style-name="T5">R</text:span><text:span text:style-name="T4">ECOMMANDE</text:span></text:p>
          </table:table-cell>
        </table:table-row>
      </table:table>
      <text:p text:style-name="P11"/>
      <text:p text:style-name="UrbanTitle">l’Aménagement du Territoire et les Permis</text:p>
      <text:p text:style-name="UrbanBody"/>
      <text:p text:style-name="UrbanBody"/>
      <text:p text:style-name="UrbanBody"><text:span text:style-name="T10">Objet :</text:span> <text:span text:style-name="T7"><text:s/>Réunion de concertation relative à la demande de p</text:span><text:span text:style-name="T8">ermis d’urbanisme/ urbanisation pour un bien sis</text:span><text:span text:style-name="T9"> </text:span><text:span text:style-name="T7"><text:text-input text:description="Situation des travaux">self.getWorkLocationSignaletic()</text:text-input></text:span></text:p>
      <text:p text:style-name="UrbanBody"><text:span text:style-name="T10">Référence cadastrale :</text:span> <text:text-input text:description="Bien-Parcelles">licence_view.get_parcels()</text:text-input></text:p>
      <text:p text:style-name="UrbanBody"/>
      <text:p text:style-name="P9"><text:conditional-text text:condition="ooow:&quot;view.do_mailing()&quot;" text:string-value-if-false="" text:string-value-if-true="&quot;mailed_data.getPersonTitleValue()&quot;">mailed_data.getPersonTitleValue()</text:conditional-text>,</text:p>
      <text:p text:style-name="UrbanBody"/>
      <text:p text:style-name="UrbanBody">Par la présente, nous vous convions à une réunion de concertation le <text:text-input text:description="Bien-Parcelles">tool.formatDate(urbanEventObj.getClaimsDate(), long_format=True) </text:text-input><text:s text:c="2"/>à [ADRESSE] <text:s/>et ce conformément à l’article 341 du CWATUPE.</text:p>
      <text:p text:style-name="UrbanBody"/>
      <text:p text:style-name="UrbanBody">En effet, l’enquête se déroulant du <text:text-input text:description="Date début d'enquête">tool.formatDate(licence.getLastInquiry().getInvestigationStart()))</text:text-input><text:s/>au <text:text-input text:description="Date fin enquête">tool.formatDate(licence.getLastInquiry().getInvestigationEnd()))</text:text-input><text:s/>a suscité plus de 25 réclamations individuelles. Nous vous transmettons en annexe la liste des réclamants.</text:p>
      <text:p text:style-name="UrbanBody"/>
      <text:p text:style-name="UrbanBody">En vertu de l’article 341 du CWATUPE , nous vous demandons de désigner cinq personnes maximum qui représenteront votre groupe.</text:p>
      <text:p text:style-name="UrbanBody"/>
      <text:p text:style-name="UrbanBody">Cette réunion se tiendra avec les représentants de l’administration communale, les représentants des réclamants, le demandeur et ses conseillers. Aucun de ces groupes ne peut être représenté par plus de cinq personnes.</text:p>
      <text:p text:style-name="UrbanBody"/>
      <text:p text:style-name="UrbanBody">Demeurant à votre disposition, nous vous prions d'agréer, <text:span text:style-name="T1">&lt;%Titre%&gt;</text:span>, nos salutations distinguées.</text:p>
      <text:p text:style-name="UrbanBody"/>
      <text:p text:style-name="UrbanBody"/>
      <text:p text:style-name="UrbanBody"><text:span text:style-name="T2"><office:annotation><dc:creator>sde </dc:creator><dc:date>2011-07-27T10:02:32</dc:date><text:p text:style-name="P13"><text:span text:style-name="T15">do text</text:span></text:p><text:p text:style-name="P13"><text:span text:style-name="T16">from document(at=signatures, format='odt')</text:span></text:p></office:annotation></text:span><text:span text:style-name="T2">Import depuis signatures.odt</text:span></text:p>
      <text:p text:style-name="P5">Liste des réclamants</text:p>
      <text:p text:style-name="P6"/>
      <table:table table:name="Tableau1" table:style-name="Tableau1">
        <table:table-column table:style-name="Tableau1.A"/>
        <table:table-column table:style-name="Tableau1.B"/>
        <table:table-column table:style-name="Tableau1.C"/>
        <table:table-column table:style-name="Tableau1.D"/>
        <table:table-row>
          <table:table-cell office:value-type="string" table:style-name="Tableau1.A1">
            <text:p text:style-name="UrbanTitle3">Nom</text:p>
          </table:table-cell>
          <table:table-cell office:value-type="string" table:style-name="Tableau1.A1">
            <text:p text:style-name="UrbanTitle3">Prénom</text:p>
          </table:table-cell>
          <table:table-cell office:value-type="string" table:style-name="Tableau1.A1">
            <text:p text:style-name="UrbanTitle3">Adresse</text:p>
          </table:table-cell>
          <table:table-cell office:value-type="string" table:style-name="Tableau1.D1">
            <text:p text:style-name="UrbanTitle3">Code Postal et Localité</text:p>
          </table:table-cell>
        </table:table-row>
        <table:table-row>
          <table:table-cell office:value-type="string" table:style-name="Tableau1.A2">
            <text:p text:style-name="P2"><text:span text:style-name="T2"><office:annotation><dc:creator>sde </dc:creator><dc:date>2011-08-22T12:09:49</dc:date><text:p text:style-name="P13"><text:span text:style-name="T14">do row for claimant in urbanEventObj.getClaimants()</text:span></text:p></office:annotation></text:span><text:span text:style-name="T2"><text:text-input text:description="Bien-Parcelles">claimant.getName1()</text:text-input></text:span><text:span text:style-name="T2"><text:s/></text:span></text:p>
          </table:table-cell>
          <table:table-cell office:value-type="string" table:style-name="Tableau1.A2">
            <text:p text:style-name="P2"><text:span text:style-name="T2"><text:text-input text:description="Bien-Parcelles">claimant.getName2()</text:text-input></text:span><text:span text:style-name="T2"><text:s/></text:span></text:p>
          </table:table-cell>
          <table:table-cell office:value-type="string" table:style-name="Tableau1.A2">
            <text:p text:style-name="P2"><text:span text:style-name="T2"><text:text-input text:description="Bien-Parcelles">claimant.getNumber()</text:text-input></text:span><text:span text:style-name="T2"><text:s/></text:span><text:span text:style-name="T2"><text:text-input text:description="Bien-Parcelles">claimant.getStreet()</text:text-input></text:span><text:span text:style-name="T2"><text:s/></text:span></text:p>
          </table:table-cell>
          <table:table-cell office:value-type="string" table:style-name="Tableau1.D2">
            <text:p text:style-name="P2"><text:span text:style-name="T2"><text:text-input text:description="Bien-Parcelles">claimant.getZipcode()</text:text-input></text:span><text:span text:style-name="T2"><text:s/></text:span><text:span text:style-name="T2"><text:text-input text:description="Bien-Parcelles">claimant.getCity()</text:text-input></text:span><text:span text:style-name="T2"><text:s/></text:span></text:p>
          </table:table-cell>
        </table:table-row>
      </table:table>
      <text:p text:style-name="P3"/>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roman" style:name="Times New Roman2" svg:font-family="'Times New Roman'"/>
    <style:font-face style:font-family-generic="swiss" style:name="DejaVu Sans1" svg:font-family="'DejaVu Sans'"/>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2.99cm"/>
    </style:style>
    <style:style style:family="table-column" style:name="Tableau1.B">
      <style:table-column-properties style:column-width="2.858cm"/>
    </style:style>
    <style:style style:family="table-column" style:name="Tableau1.C">
      <style:table-column-properties style:column-width="6.482cm"/>
    </style:style>
    <style:style style:family="table-column" style:name="Tableau1.D">
      <style:table-column-properties style:column-width="4.683cm"/>
    </style:style>
    <style:style style:family="table-cell" style:name="Tableau1.A1">
      <style:table-cell-properties fo:border-bottom="0.05pt solid #000000" fo:border-left="0.05pt solid #000000" fo:border-right="none" fo:border-top="0.05pt solid #000000" fo:padding="0.097cm"/>
    </style:style>
    <style:style style:family="table-cell" style:name="Tableau1.D1">
      <style:table-cell-properties fo:border="0.05pt solid #000000" fo:padding="0.097cm"/>
    </style:style>
    <style:style style:family="table-cell" style:name="Tableau1.A2">
      <style:table-cell-properties fo:border-bottom="0.05pt solid #000000" fo:border-left="0.05pt solid #000000" fo:border-right="none" fo:border-top="none" fo:padding="0.097cm"/>
    </style:style>
    <style:style style:family="table-cell" style:name="Tableau1.D2">
      <style:table-cell-properties fo:border-bottom="0.05pt solid #000000" fo:border-left="0.05pt solid #000000" fo:border-right="0.05pt solid #000000" fo:border-top="none" fo:padding="0.097cm"/>
    </style:style>
    <style:style style:family="table" style:name="Tableau2">
      <style:table-properties fo:margin-left="0cm" style:width="17.101cm" table:align="left"/>
    </style:style>
    <style:style style:family="table-column" style:name="Tableau2.A">
      <style:table-column-properties style:column-width="9.998cm"/>
    </style:style>
    <style:style style:family="table-column" style:name="Tableau2.B">
      <style:table-column-properties style:column-width="7.103cm"/>
    </style:style>
    <style:style style:family="table-row" style:name="Tableau2.1">
      <style:table-row-properties style:min-row-height="2.487cm"/>
    </style:style>
    <style:style style:family="table-cell" style:name="Tableau2.A1">
      <style:table-cell-properties style:writing-mode="page"/>
    </style:style>
    <style:style style:family="paragraph" style:name="P1" style:parent-style-name="UrbanBody">
      <style:paragraph-properties fo:text-align="end" style:justify-single-word="false"/>
    </style:style>
    <style:style style:family="paragraph" style:name="P2" style:parent-style-name="UrbanBody">
      <style:paragraph-properties fo:text-align="start" style:justify-single-word="false"/>
      <style:text-properties fo:font-size="12pt" style:font-name="Times New Roman1" style:font-size-asian="10.5pt"/>
    </style:style>
    <style:style style:family="paragraph" style:name="P3" style:parent-style-name="UrbanBody">
      <style:text-properties fo:font-style="normal" style:font-style-asian="normal" style:font-style-complex="normal"/>
    </style:style>
    <style:style style:family="paragraph" style:name="P4" style:parent-style-name="Standard">
      <style:text-properties fo:font-weight="normal" style:font-weight-asian="normal" style:font-weight-complex="normal" style:text-underline-style="none"/>
    </style:style>
    <style:style style:family="paragraph" style:name="P5" style:parent-style-name="UrbanTitle">
      <style:paragraph-properties fo:break-before="page"/>
      <style:text-properties fo:font-style="normal" style:font-style-asian="normal" style:font-style-complex="normal"/>
    </style:style>
    <style:style style:family="paragraph" style:name="P6" style:parent-style-name="UrbanTitle">
      <style:text-properties fo:font-style="normal" style:font-style-asian="normal" style:font-style-complex="normal"/>
    </style:style>
    <style:style style:family="paragraph" style:name="P7" style:parent-style-name="Frame_20_contents">
      <style:paragraph-properties fo:text-align="start" style:justify-single-word="false"/>
      <style:text-properties fo:font-size="12pt" officeooo:paragraph-rsid="001e35c6" style:font-name="Times New Roman2" style:font-size-asian="12pt" style:font-size-complex="12pt"/>
    </style:style>
    <style:style style:family="paragraph" style:name="P8" style:parent-style-name="Frame_20_contents">
      <style:paragraph-properties fo:text-align="start" style:justify-single-word="false"/>
      <style:text-properties fo:font-size="12pt" officeooo:paragraph-rsid="001e35c6" officeooo:rsid="001e35c6" style:font-name="Times New Roman2" style:font-size-asian="12pt" style:font-size-complex="12pt"/>
    </style:style>
    <style:style style:family="paragraph" style:name="P9" style:parent-style-name="Frame_20_contents">
      <style:paragraph-properties fo:text-align="start" style:justify-single-word="false"/>
      <style:text-properties fo:font-size="12pt" fo:font-style="normal" fo:font-weight="normal" officeooo:paragraph-rsid="001e35c6" officeooo:rsid="0084aa93" style:font-name="Times New Roman2" style:font-name-complex="Arial" style:font-size-asian="12pt" style:font-size-complex="12pt" style:font-style-asian="normal" style:font-style-complex="normal" style:font-weight-asian="normal" style:font-weight-complex="normal" style:text-underline-style="none"/>
    </style:style>
    <style:style style:family="paragraph" style:name="P10" style:parent-style-name="Standard">
      <style:paragraph-properties fo:text-align="start" style:justify-single-word="false"/>
      <style:text-properties fo:font-size="12pt" officeooo:paragraph-rsid="001e35c6" style:font-name="Times New Roman2" style:font-size-asian="12pt" style:font-size-complex="12pt"/>
    </style:style>
    <style:style style:family="paragraph" style:name="P11" style:parent-style-name="Standard">
      <style:text-properties officeooo:paragraph-rsid="001e35c6"/>
    </style:style>
    <style:style style:family="paragraph" style:name="P12" style:parent-style-name="Standard">
      <style:paragraph-properties fo:margin-bottom="2.131cm" fo:margin-top="0cm" fo:text-align="start" loext:contextual-spacing="false" style:justify-single-word="false"/>
      <style:text-properties fo:font-size="10pt" officeooo:paragraph-rsid="001e35c6" style:font-name="Arial" style:font-size-asian="10pt" style:font-size-complex="10pt"/>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fo:font-weight="normal" style:font-name-complex="Arial" style:font-style-asian="normal" style:font-style-complex="normal" style:font-weight-asian="normal" style:font-weight-complex="normal" style:text-underline-style="none"/>
    </style:style>
    <style:style style:family="text" style:name="T5">
      <style:text-properties fo:font-style="normal" fo:font-weight="normal" officeooo:rsid="0084aa93" style:font-name-complex="Arial" style:font-style-asian="normal" style:font-style-complex="normal" style:font-weight-asian="normal" style:font-weight-complex="normal" style:text-underline-style="none"/>
    </style:style>
    <style:style style:family="text" style:name="T6">
      <style:text-properties fo:font-style="normal" fo:font-weight="normal" officeooo:rsid="0084aa93" style:font-name-complex="Arial" style:font-style-asian="normal" style:font-style-complex="italic" style:font-weight-asian="normal" style:font-weight-complex="normal" style:text-underline-style="none"/>
    </style:style>
    <style:style style:family="text" style:name="T7">
      <style:text-properties fo:font-size="12pt" style:font-name="Times New Roman" style:font-size-asian="12pt" style:font-size-complex="12pt"/>
    </style:style>
    <style:style style:family="text" style:name="T8">
      <style:text-properties fo:country="none" fo:font-size="12pt" fo:language="zxx" style:font-name="Times New Roman" style:font-size-asian="12pt" style:font-size-complex="12pt"/>
    </style:style>
    <style:style style:family="text" style:name="T9">
      <style:text-properties fo:font-size="12pt" fo:font-weight="bold" style:font-name="Times New Roman" style:font-size-asian="12pt" style:font-size-complex="12pt" style:font-weight-asian="bold" style:font-weight-complex="bold"/>
    </style:style>
    <style:style style:family="text" style:name="T10">
      <style:text-properties fo:font-weight="bold" style:font-weight-asian="bold" style:font-weight-complex="bold"/>
    </style:style>
    <style:style style:family="text" style:name="T11">
      <style:text-properties fo:country="FR" fo:font-size="12pt" fo:font-style="normal" fo:font-weight="normal" fo:language="fr" fo:letter-spacing="normal" officeooo:rsid="0084aa93" style:font-name="Times New Roman2" style:font-name-complex="Calibri" style:font-size-asian="12pt" style:font-size-complex="12pt" style:font-style-asian="normal" style:font-style-complex="normal" style:font-weight-asian="normal" style:font-weight-complex="normal"/>
    </style:style>
    <style:style style:family="text" style:name="T12">
      <style:text-properties fo:font-size="12pt" fo:font-style="normal" fo:font-weight="normal" officeooo:rsid="0084aa93" style:font-name="Times New Roman2" style:font-name-complex="Arial" style:font-size-asian="12pt" style:font-size-complex="12pt" style:font-style-asian="normal" style:font-style-complex="italic" style:font-weight-asian="normal" style:font-weight-complex="normal"/>
    </style:style>
    <style:style style:family="text" style:name="T13">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4">
      <style:text-properties fo:color="#000000" fo:country="BE" fo:font-size="10pt" fo:font-style="normal" fo:font-weight="normal" fo:language="fr" fo:letter-spacing="normal" fo:text-shadow="none" style:country-asian="CN" style:country-complex="IN" style:font-name="DejaVu Sans"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5">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6">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10"><office:annotation><dc:creator>Gauthier Bastien</dc:creator><dc:date>2011-01-13T14:56:41</dc:date><text:p text:style-name="P13"><text:span text:style-name="T13">do text</text:span></text:p><text:p text:style-name="P13"><text:span text:style-name="T13">from document(at=header, format='odt')</text:span></text:p></office:annotation><text:span text:style-name="T3">Import depuis header.odt</text:span></text:p>
          </table:table-cell>
          <table:table-cell office:value-type="string" table:style-name="Tableau2.A1">
            <text:p text:style-name="P12"><text:span text:style-name="Police_20_par_20_défaut"><text:span text:style-name="T11"><text:text-input text:description="">tool.getCityName()</text:text-input></text:span></text:span><text:span text:style-name="T12">, le </text:span><text:span text:style-name="T12"><text:text-input text:description="">licence_view.format_date()</text:text-input></text:span></text:p>
            <text:p text:style-name="P7"><text:span text:style-name="T5"><text:conditional-text text:condition="ooow:&quot;view.do_mailing()&quot;" text:string-value-if-false="" text:string-value-if-true="&quot;mailed_data.getPersonTitleValue(short=True)&quot;">mailed_data.getPersonTitleValue(short=True)</text:conditional-text></text:span><text:span text:style-name="T6"><text:s/></text:span><text:span text:style-name="T5"><text:conditional-text text:condition="ooow:&quot;view.do_mailing()&quot;" text:string-value-if-false="" text:string-value-if-true="&quot;mailed_data.name1&quot;">mailed_data.name1</text:conditional-text></text:span><text:span text:style-name="T6"><text:s/></text:span><text:span text:style-name="T5"><text:conditional-text text:condition="ooow:&quot;view.do_mailing()&quot;" text:string-value-if-false="" text:string-value-if-true="&quot;mailed_data.name2&quot;">mailed_data.name2</text:conditional-text></text:span><text:span text:style-name="T6"><text:line-break/></text:span><text:span text:style-name="T5"><text:conditional-text text:condition="ooow:&quot;view.do_mailing()&quot;" text:string-value-if-false="" text:string-value-if-true="&quot;mailed_data.street&quot;">mailed_data.street</text:conditional-text></text:span><text:span text:style-name="T5">, </text:span><text:span text:style-name="T5"><text:conditional-text text:condition="ooow:&quot;view.do_mailing()&quot;" text:string-value-if-false="" text:string-value-if-true="&quot;mailed_data.number&quot;">mailed_data.number</text:conditional-text></text:span><text:span text:style-name="T6"><text:line-break/></text:span><text:span text:style-name="T5"><text:conditional-text text:condition="ooow:&quot;view.do_mailing()&quot;" text:string-value-if-false="" text:string-value-if-true="&quot;mailed_data.zipcode&quot;">mailed_data.zipcode</text:conditional-text></text:span><text:span text:style-name="T5"> </text:span><text:span text:style-name="T5"><text:conditional-text text:condition="ooow:&quot;view.do_mailing()&quot;" text:string-value-if-false="" text:string-value-if-true="&quot;mailed_data.city&quot;">mailed_data.city</text:conditional-text></text:span></text:p>
            <text:p text:style-name="P8"><text:span text:style-name="T5">R</text:span><text:span text:style-name="T4">ECOMMANDE</text:span></text:p>
          </table:table-cell>
        </table:table-row>
      </table:table>
      <text:p text:style-name="P11"/>
      <text:p text:style-name="UrbanTitle">l’Aménagement du Territoire et les Permis</text:p>
      <text:p text:style-name="UrbanBody"/>
      <text:p text:style-name="UrbanBody"/>
      <text:p text:style-name="UrbanBody"><text:span text:style-name="T10">Objet :</text:span> <text:span text:style-name="T7"><text:s/>Réunion de concertation relative à la demande de p</text:span><text:span text:style-name="T8">ermis d’urbanisme/ urbanisation pour un bien sis</text:span><text:span text:style-name="T9"> </text:span><text:span text:style-name="T7"><text:text-input text:description="Situation des travaux">self.getWorkLocationSignaletic()</text:text-input></text:span></text:p>
      <text:p text:style-name="UrbanBody"><text:span text:style-name="T10">Référence cadastrale :</text:span> <text:text-input text:description="Bien-Parcelles">licence_view.get_parcels()</text:text-input></text:p>
      <text:p text:style-name="UrbanBody"/>
      <text:p text:style-name="P9"><text:conditional-text text:condition="ooow:&quot;view.do_mailing()&quot;" text:string-value-if-false="" text:string-value-if-true="&quot;mailed_data.getPersonTitleValue()&quot;">mailed_data.getPersonTitleValue()</text:conditional-text>,</text:p>
      <text:p text:style-name="UrbanBody"/>
      <text:p text:style-name="UrbanBody">Par la présente, nous vous convions à une réunion de concertation le <text:text-input text:description="Bien-Parcelles">tool.formatDate(urbanEventObj.getClaimsDate(), long_format=True) </text:text-input><text:s text:c="2"/>à [ADRESSE] <text:s/>et ce conformément à l’article 341 du CWATUPE.</text:p>
      <text:p text:style-name="UrbanBody"/>
      <text:p text:style-name="UrbanBody">En effet, l’enquête se déroulant du <text:text-input text:description="Date début d'enquête">tool.formatDate(licence.getLastInquiry().getInvestigationStart()))</text:text-input><text:s/>au <text:text-input text:description="Date fin enquête">tool.formatDate(licence.getLastInquiry().getInvestigationEnd()))</text:text-input><text:s/>a suscité plus de 25 réclamations individuelles. Nous vous transmettons en annexe la liste des réclamants.</text:p>
      <text:p text:style-name="UrbanBody"/>
      <text:p text:style-name="UrbanBody">En vertu de l’article 341 du CWATUPE , nous vous demandons de désigner cinq personnes maximum qui représenteront votre groupe.</text:p>
      <text:p text:style-name="UrbanBody"/>
      <text:p text:style-name="UrbanBody">Cette réunion se tiendra avec les représentants de l’administration communale, les représentants des réclamants, le demandeur et ses conseillers. Aucun de ces groupes ne peut être représenté par plus de cinq personnes.</text:p>
      <text:p text:style-name="UrbanBody"/>
      <text:p text:style-name="UrbanBody">Demeurant à votre disposition, nous vous prions d'agréer, <text:span text:style-name="T1">&lt;%Titre%&gt;</text:span>, nos salutations distinguées.</text:p>
      <text:p text:style-name="UrbanBody"/>
      <text:p text:style-name="UrbanBody"/>
      <text:p text:style-name="UrbanBody"><text:span text:style-name="T2"><office:annotation><dc:creator>sde </dc:creator><dc:date>2011-07-27T10:02:32</dc:date><text:p text:style-name="P13"><text:span text:style-name="T15">do text</text:span></text:p><text:p text:style-name="P13"><text:span text:style-name="T16">from document(at=signatures, format='odt')</text:span></text:p></office:annotation></text:span><text:span text:style-name="T2">Import depuis signatures.odt</text:span></text:p>
      <text:p text:style-name="P5">Liste des réclamants</text:p>
      <text:p text:style-name="P6"/>
      <table:table table:name="Tableau1" table:style-name="Tableau1">
        <table:table-column table:style-name="Tableau1.A"/>
        <table:table-column table:style-name="Tableau1.B"/>
        <table:table-column table:style-name="Tableau1.C"/>
        <table:table-column table:style-name="Tableau1.D"/>
        <table:table-row>
          <table:table-cell office:value-type="string" table:style-name="Tableau1.A1">
            <text:p text:style-name="UrbanTitle3">Nom</text:p>
          </table:table-cell>
          <table:table-cell office:value-type="string" table:style-name="Tableau1.A1">
            <text:p text:style-name="UrbanTitle3">Prénom</text:p>
          </table:table-cell>
          <table:table-cell office:value-type="string" table:style-name="Tableau1.A1">
            <text:p text:style-name="UrbanTitle3">Adresse</text:p>
          </table:table-cell>
          <table:table-cell office:value-type="string" table:style-name="Tableau1.D1">
            <text:p text:style-name="UrbanTitle3">Code Postal et Localité</text:p>
          </table:table-cell>
        </table:table-row>
        <table:table-row>
          <table:table-cell office:value-type="string" table:style-name="Tableau1.A2">
            <text:p text:style-name="P2"><text:span text:style-name="T2"><office:annotation><dc:creator>sde </dc:creator><dc:date>2011-08-22T12:09:49</dc:date><text:p text:style-name="P13"><text:span text:style-name="T14">do row for claimant in urbanEventObj.getClaimants()</text:span></text:p></office:annotation></text:span><text:span text:style-name="T2"><text:text-input text:description="Bien-Parcelles">claimant.getName1()</text:text-input></text:span><text:span text:style-name="T2"><text:s/></text:span></text:p>
          </table:table-cell>
          <table:table-cell office:value-type="string" table:style-name="Tableau1.A2">
            <text:p text:style-name="P2"><text:span text:style-name="T2"><text:text-input text:description="Bien-Parcelles">claimant.getName2()</text:text-input></text:span><text:span text:style-name="T2"><text:s/></text:span></text:p>
          </table:table-cell>
          <table:table-cell office:value-type="string" table:style-name="Tableau1.A2">
            <text:p text:style-name="P2"><text:span text:style-name="T2"><text:text-input text:description="Bien-Parcelles">claimant.getNumber()</text:text-input></text:span><text:span text:style-name="T2"><text:s/></text:span><text:span text:style-name="T2"><text:text-input text:description="Bien-Parcelles">claimant.getStreet()</text:text-input></text:span><text:span text:style-name="T2"><text:s/></text:span></text:p>
          </table:table-cell>
          <table:table-cell office:value-type="string" table:style-name="Tableau1.D2">
            <text:p text:style-name="P2"><text:span text:style-name="T2"><text:text-input text:description="Bien-Parcelles">claimant.getZipcode()</text:text-input></text:span><text:span text:style-name="T2"><text:s/></text:span><text:span text:style-name="T2"><text:text-input text:description="Bien-Parcelles">claimant.getCity()</text:text-input></text:span><text:span text:style-name="T2"><text:s/></text:span></text:p>
          </table:table-cell>
        </table:table-row>
      </table:table>
      <text:p text:style-name="P3"/>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roman" style:name="Times New Roman2" svg:font-family="'Times New Roman'"/>
    <style:font-face style:font-family-generic="swiss" style:name="DejaVu Sans1" svg:font-family="'DejaVu Sans'"/>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2.99cm"/>
    </style:style>
    <style:style style:family="table-column" style:name="Tableau1.B">
      <style:table-column-properties style:column-width="2.858cm"/>
    </style:style>
    <style:style style:family="table-column" style:name="Tableau1.C">
      <style:table-column-properties style:column-width="6.482cm"/>
    </style:style>
    <style:style style:family="table-column" style:name="Tableau1.D">
      <style:table-column-properties style:column-width="4.683cm"/>
    </style:style>
    <style:style style:family="table-cell" style:name="Tableau1.A1">
      <style:table-cell-properties fo:border-bottom="0.05pt solid #000000" fo:border-left="0.05pt solid #000000" fo:border-right="none" fo:border-top="0.05pt solid #000000" fo:padding="0.097cm"/>
    </style:style>
    <style:style style:family="table-cell" style:name="Tableau1.D1">
      <style:table-cell-properties fo:border="0.05pt solid #000000" fo:padding="0.097cm"/>
    </style:style>
    <style:style style:family="table-cell" style:name="Tableau1.A2">
      <style:table-cell-properties fo:border-bottom="0.05pt solid #000000" fo:border-left="0.05pt solid #000000" fo:border-right="none" fo:border-top="none" fo:padding="0.097cm"/>
    </style:style>
    <style:style style:family="table-cell" style:name="Tableau1.D2">
      <style:table-cell-properties fo:border-bottom="0.05pt solid #000000" fo:border-left="0.05pt solid #000000" fo:border-right="0.05pt solid #000000" fo:border-top="none" fo:padding="0.097cm"/>
    </style:style>
    <style:style style:family="table" style:name="Tableau2">
      <style:table-properties fo:margin-left="0cm" style:width="17.101cm" table:align="left"/>
    </style:style>
    <style:style style:family="table-column" style:name="Tableau2.A">
      <style:table-column-properties style:column-width="9.998cm"/>
    </style:style>
    <style:style style:family="table-column" style:name="Tableau2.B">
      <style:table-column-properties style:column-width="7.103cm"/>
    </style:style>
    <style:style style:family="table-row" style:name="Tableau2.1">
      <style:table-row-properties style:min-row-height="2.487cm"/>
    </style:style>
    <style:style style:family="table-cell" style:name="Tableau2.A1">
      <style:table-cell-properties style:writing-mode="page"/>
    </style:style>
    <style:style style:family="paragraph" style:name="P1" style:parent-style-name="UrbanBody">
      <style:paragraph-properties fo:text-align="end" style:justify-single-word="false"/>
    </style:style>
    <style:style style:family="paragraph" style:name="P2" style:parent-style-name="UrbanBody">
      <style:paragraph-properties fo:text-align="start" style:justify-single-word="false"/>
      <style:text-properties fo:font-size="12pt" style:font-name="Times New Roman1" style:font-size-asian="10.5pt"/>
    </style:style>
    <style:style style:family="paragraph" style:name="P3" style:parent-style-name="UrbanBody">
      <style:text-properties fo:font-style="normal" style:font-style-asian="normal" style:font-style-complex="normal"/>
    </style:style>
    <style:style style:family="paragraph" style:name="P4" style:parent-style-name="Standard">
      <style:text-properties fo:font-weight="normal" style:font-weight-asian="normal" style:font-weight-complex="normal" style:text-underline-style="none"/>
    </style:style>
    <style:style style:family="paragraph" style:name="P5" style:parent-style-name="UrbanTitle">
      <style:paragraph-properties fo:break-before="page"/>
      <style:text-properties fo:font-style="normal" style:font-style-asian="normal" style:font-style-complex="normal"/>
    </style:style>
    <style:style style:family="paragraph" style:name="P6" style:parent-style-name="UrbanTitle">
      <style:text-properties fo:font-style="normal" style:font-style-asian="normal" style:font-style-complex="normal"/>
    </style:style>
    <style:style style:family="paragraph" style:name="P7" style:parent-style-name="Frame_20_contents">
      <style:paragraph-properties fo:text-align="start" style:justify-single-word="false"/>
      <style:text-properties fo:font-size="12pt" officeooo:paragraph-rsid="001e35c6" style:font-name="Times New Roman2" style:font-size-asian="12pt" style:font-size-complex="12pt"/>
    </style:style>
    <style:style style:family="paragraph" style:name="P8" style:parent-style-name="Frame_20_contents">
      <style:paragraph-properties fo:text-align="start" style:justify-single-word="false"/>
      <style:text-properties fo:font-size="12pt" officeooo:paragraph-rsid="001e35c6" officeooo:rsid="001e35c6" style:font-name="Times New Roman2" style:font-size-asian="12pt" style:font-size-complex="12pt"/>
    </style:style>
    <style:style style:family="paragraph" style:name="P9" style:parent-style-name="Frame_20_contents">
      <style:paragraph-properties fo:text-align="start" style:justify-single-word="false"/>
      <style:text-properties fo:font-size="12pt" fo:font-style="normal" fo:font-weight="normal" officeooo:paragraph-rsid="001e35c6" officeooo:rsid="0084aa93" style:font-name="Times New Roman2" style:font-name-complex="Arial" style:font-size-asian="12pt" style:font-size-complex="12pt" style:font-style-asian="normal" style:font-style-complex="normal" style:font-weight-asian="normal" style:font-weight-complex="normal" style:text-underline-style="none"/>
    </style:style>
    <style:style style:family="paragraph" style:name="P10" style:parent-style-name="Standard">
      <style:paragraph-properties fo:text-align="start" style:justify-single-word="false"/>
      <style:text-properties fo:font-size="12pt" officeooo:paragraph-rsid="001e35c6" style:font-name="Times New Roman2" style:font-size-asian="12pt" style:font-size-complex="12pt"/>
    </style:style>
    <style:style style:family="paragraph" style:name="P11" style:parent-style-name="Standard">
      <style:text-properties officeooo:paragraph-rsid="001e35c6"/>
    </style:style>
    <style:style style:family="paragraph" style:name="P12" style:parent-style-name="Standard">
      <style:paragraph-properties fo:margin-bottom="2.131cm" fo:margin-top="0cm" fo:text-align="start" loext:contextual-spacing="false" style:justify-single-word="false"/>
      <style:text-properties fo:font-size="10pt" officeooo:paragraph-rsid="001e35c6" style:font-name="Arial" style:font-size-asian="10pt" style:font-size-complex="10pt"/>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fo:font-weight="normal" style:font-name-complex="Arial" style:font-style-asian="normal" style:font-style-complex="normal" style:font-weight-asian="normal" style:font-weight-complex="normal" style:text-underline-style="none"/>
    </style:style>
    <style:style style:family="text" style:name="T5">
      <style:text-properties fo:font-style="normal" fo:font-weight="normal" officeooo:rsid="0084aa93" style:font-name-complex="Arial" style:font-style-asian="normal" style:font-style-complex="normal" style:font-weight-asian="normal" style:font-weight-complex="normal" style:text-underline-style="none"/>
    </style:style>
    <style:style style:family="text" style:name="T6">
      <style:text-properties fo:font-style="normal" fo:font-weight="normal" officeooo:rsid="0084aa93" style:font-name-complex="Arial" style:font-style-asian="normal" style:font-style-complex="italic" style:font-weight-asian="normal" style:font-weight-complex="normal" style:text-underline-style="none"/>
    </style:style>
    <style:style style:family="text" style:name="T7">
      <style:text-properties fo:font-size="12pt" style:font-name="Times New Roman" style:font-size-asian="12pt" style:font-size-complex="12pt"/>
    </style:style>
    <style:style style:family="text" style:name="T8">
      <style:text-properties fo:country="none" fo:font-size="12pt" fo:language="zxx" style:font-name="Times New Roman" style:font-size-asian="12pt" style:font-size-complex="12pt"/>
    </style:style>
    <style:style style:family="text" style:name="T9">
      <style:text-properties fo:font-size="12pt" fo:font-weight="bold" style:font-name="Times New Roman" style:font-size-asian="12pt" style:font-size-complex="12pt" style:font-weight-asian="bold" style:font-weight-complex="bold"/>
    </style:style>
    <style:style style:family="text" style:name="T10">
      <style:text-properties fo:font-weight="bold" style:font-weight-asian="bold" style:font-weight-complex="bold"/>
    </style:style>
    <style:style style:family="text" style:name="T11">
      <style:text-properties fo:country="FR" fo:font-size="12pt" fo:font-style="normal" fo:font-weight="normal" fo:language="fr" fo:letter-spacing="normal" officeooo:rsid="0084aa93" style:font-name="Times New Roman2" style:font-name-complex="Calibri" style:font-size-asian="12pt" style:font-size-complex="12pt" style:font-style-asian="normal" style:font-style-complex="normal" style:font-weight-asian="normal" style:font-weight-complex="normal"/>
    </style:style>
    <style:style style:family="text" style:name="T12">
      <style:text-properties fo:font-size="12pt" fo:font-style="normal" fo:font-weight="normal" officeooo:rsid="0084aa93" style:font-name="Times New Roman2" style:font-name-complex="Arial" style:font-size-asian="12pt" style:font-size-complex="12pt" style:font-style-asian="normal" style:font-style-complex="italic" style:font-weight-asian="normal" style:font-weight-complex="normal"/>
    </style:style>
    <style:style style:family="text" style:name="T13">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4">
      <style:text-properties fo:color="#000000" fo:country="BE" fo:font-size="10pt" fo:font-style="normal" fo:font-weight="normal" fo:language="fr" fo:letter-spacing="normal" fo:text-shadow="none" style:country-asian="CN" style:country-complex="IN" style:font-name="DejaVu Sans"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5">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6">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10"><office:annotation><dc:creator>Gauthier Bastien</dc:creator><dc:date>2011-01-13T14:56:41</dc:date><text:p text:style-name="P13"><text:span text:style-name="T13">do text</text:span></text:p><text:p text:style-name="P13"><text:span text:style-name="T13">from document(at=header, format='odt')</text:span></text:p></office:annotation><text:span text:style-name="T3">Import depuis header.odt</text:span></text:p>
          </table:table-cell>
          <table:table-cell office:value-type="string" table:style-name="Tableau2.A1">
            <text:p text:style-name="P12"><text:span text:style-name="Police_20_par_20_défaut"><text:span text:style-name="T11"><text:text-input text:description="">tool.getCityName()</text:text-input></text:span></text:span><text:span text:style-name="T12">, le </text:span><text:span text:style-name="T12"><text:text-input text:description="">licence_view.format_date()</text:text-input></text:span></text:p>
            <text:p text:style-name="P7"><text:span text:style-name="T5"><text:conditional-text text:condition="ooow:&quot;view.do_mailing()&quot;" text:string-value-if-false="" text:string-value-if-true="&quot;mailed_data.getPersonTitleValue(short=True)&quot;">mailed_data.getPersonTitleValue(short=True)</text:conditional-text></text:span><text:span text:style-name="T6"><text:s/></text:span><text:span text:style-name="T5"><text:conditional-text text:condition="ooow:&quot;view.do_mailing()&quot;" text:string-value-if-false="" text:string-value-if-true="&quot;mailed_data.name1&quot;">mailed_data.name1</text:conditional-text></text:span><text:span text:style-name="T6"><text:s/></text:span><text:span text:style-name="T5"><text:conditional-text text:condition="ooow:&quot;view.do_mailing()&quot;" text:string-value-if-false="" text:string-value-if-true="&quot;mailed_data.name2&quot;">mailed_data.name2</text:conditional-text></text:span><text:span text:style-name="T6"><text:line-break/></text:span><text:span text:style-name="T5"><text:conditional-text text:condition="ooow:&quot;view.do_mailing()&quot;" text:string-value-if-false="" text:string-value-if-true="&quot;mailed_data.street&quot;">mailed_data.street</text:conditional-text></text:span><text:span text:style-name="T5">, </text:span><text:span text:style-name="T5"><text:conditional-text text:condition="ooow:&quot;view.do_mailing()&quot;" text:string-value-if-false="" text:string-value-if-true="&quot;mailed_data.number&quot;">mailed_data.number</text:conditional-text></text:span><text:span text:style-name="T6"><text:line-break/></text:span><text:span text:style-name="T5"><text:conditional-text text:condition="ooow:&quot;view.do_mailing()&quot;" text:string-value-if-false="" text:string-value-if-true="&quot;mailed_data.zipcode&quot;">mailed_data.zipcode</text:conditional-text></text:span><text:span text:style-name="T5"> </text:span><text:span text:style-name="T5"><text:conditional-text text:condition="ooow:&quot;view.do_mailing()&quot;" text:string-value-if-false="" text:string-value-if-true="&quot;mailed_data.city&quot;">mailed_data.city</text:conditional-text></text:span></text:p>
            <text:p text:style-name="P8"><text:span text:style-name="T5">R</text:span><text:span text:style-name="T4">ECOMMANDE</text:span></text:p>
          </table:table-cell>
        </table:table-row>
      </table:table>
      <text:p text:style-name="P11"/>
      <text:p text:style-name="UrbanTitle">l’Aménagement du Territoire et les Permis</text:p>
      <text:p text:style-name="UrbanBody"/>
      <text:p text:style-name="UrbanBody"/>
      <text:p text:style-name="UrbanBody"><text:span text:style-name="T10">Objet :</text:span> <text:span text:style-name="T7"><text:s/>Réunion de concertation relative à la demande de p</text:span><text:span text:style-name="T8">ermis d’urbanisme/ urbanisation pour un bien sis</text:span><text:span text:style-name="T9"> </text:span><text:span text:style-name="T7"><text:text-input text:description="Situation des travaux">self.getWorkLocationSignaletic()</text:text-input></text:span></text:p>
      <text:p text:style-name="UrbanBody"><text:span text:style-name="T10">Référence cadastrale :</text:span> <text:text-input text:description="Bien-Parcelles">licence_view.get_parcels()</text:text-input></text:p>
      <text:p text:style-name="UrbanBody"/>
      <text:p text:style-name="P9"><text:conditional-text text:condition="ooow:&quot;view.do_mailing()&quot;" text:string-value-if-false="" text:string-value-if-true="&quot;mailed_data.getPersonTitleValue()&quot;">mailed_data.getPersonTitleValue()</text:conditional-text>,</text:p>
      <text:p text:style-name="UrbanBody"/>
      <text:p text:style-name="UrbanBody">Par la présente, nous vous convions à une réunion de concertation le <text:text-input text:description="Bien-Parcelles">tool.formatDate(urbanEventObj.getClaimsDate(), long_format=True) </text:text-input><text:s text:c="2"/>à [ADRESSE] <text:s/>et ce conformément à l’article 341 du CWATUPE.</text:p>
      <text:p text:style-name="UrbanBody"/>
      <text:p text:style-name="UrbanBody">En effet, l’enquête se déroulant du <text:text-input text:description="Date début d'enquête">tool.formatDate(licence.getLastInquiry().getInvestigationStart()))</text:text-input><text:s/>au <text:text-input text:description="Date fin enquête">tool.formatDate(licence.getLastInquiry().getInvestigationEnd()))</text:text-input><text:s/>a suscité plus de 25 réclamations individuelles. Nous vous transmettons en annexe la liste des réclamants.</text:p>
      <text:p text:style-name="UrbanBody"/>
      <text:p text:style-name="UrbanBody">En vertu de l’article 341 du CWATUPE , nous vous demandons de désigner cinq personnes maximum qui représenteront votre groupe.</text:p>
      <text:p text:style-name="UrbanBody"/>
      <text:p text:style-name="UrbanBody">Cette réunion se tiendra avec les représentants de l’administration communale, les représentants des réclamants, le demandeur et ses conseillers. Aucun de ces groupes ne peut être représenté par plus de cinq personnes.</text:p>
      <text:p text:style-name="UrbanBody"/>
      <text:p text:style-name="UrbanBody">Demeurant à votre disposition, nous vous prions d'agréer, <text:span text:style-name="T1">&lt;%Titre%&gt;</text:span>, nos salutations distinguées.</text:p>
      <text:p text:style-name="UrbanBody"/>
      <text:p text:style-name="UrbanBody"/>
      <text:p text:style-name="UrbanBody"><text:span text:style-name="T2"><office:annotation><dc:creator>sde </dc:creator><dc:date>2011-07-27T10:02:32</dc:date><text:p text:style-name="P13"><text:span text:style-name="T15">do text</text:span></text:p><text:p text:style-name="P13"><text:span text:style-name="T16">from document(at=signatures, format='odt')</text:span></text:p></office:annotation></text:span><text:span text:style-name="T2">Import depuis signatures.odt</text:span></text:p>
      <text:p text:style-name="P5">Liste des réclamants</text:p>
      <text:p text:style-name="P6"/>
      <table:table table:name="Tableau1" table:style-name="Tableau1">
        <table:table-column table:style-name="Tableau1.A"/>
        <table:table-column table:style-name="Tableau1.B"/>
        <table:table-column table:style-name="Tableau1.C"/>
        <table:table-column table:style-name="Tableau1.D"/>
        <table:table-row>
          <table:table-cell office:value-type="string" table:style-name="Tableau1.A1">
            <text:p text:style-name="UrbanTitle3">Nom</text:p>
          </table:table-cell>
          <table:table-cell office:value-type="string" table:style-name="Tableau1.A1">
            <text:p text:style-name="UrbanTitle3">Prénom</text:p>
          </table:table-cell>
          <table:table-cell office:value-type="string" table:style-name="Tableau1.A1">
            <text:p text:style-name="UrbanTitle3">Adresse</text:p>
          </table:table-cell>
          <table:table-cell office:value-type="string" table:style-name="Tableau1.D1">
            <text:p text:style-name="UrbanTitle3">Code Postal et Localité</text:p>
          </table:table-cell>
        </table:table-row>
        <table:table-row>
          <table:table-cell office:value-type="string" table:style-name="Tableau1.A2">
            <text:p text:style-name="P2"><text:span text:style-name="T2"><office:annotation><dc:creator>sde </dc:creator><dc:date>2011-08-22T12:09:49</dc:date><text:p text:style-name="P13"><text:span text:style-name="T14">do row for claimant in urbanEventObj.getClaimants()</text:span></text:p></office:annotation></text:span><text:span text:style-name="T2"><text:text-input text:description="Bien-Parcelles">claimant.getName1()</text:text-input></text:span><text:span text:style-name="T2"><text:s/></text:span></text:p>
          </table:table-cell>
          <table:table-cell office:value-type="string" table:style-name="Tableau1.A2">
            <text:p text:style-name="P2"><text:span text:style-name="T2"><text:text-input text:description="Bien-Parcelles">claimant.getName2()</text:text-input></text:span><text:span text:style-name="T2"><text:s/></text:span></text:p>
          </table:table-cell>
          <table:table-cell office:value-type="string" table:style-name="Tableau1.A2">
            <text:p text:style-name="P2"><text:span text:style-name="T2"><text:text-input text:description="Bien-Parcelles">claimant.getNumber()</text:text-input></text:span><text:span text:style-name="T2"><text:s/></text:span><text:span text:style-name="T2"><text:text-input text:description="Bien-Parcelles">claimant.getStreet()</text:text-input></text:span><text:span text:style-name="T2"><text:s/></text:span></text:p>
          </table:table-cell>
          <table:table-cell office:value-type="string" table:style-name="Tableau1.D2">
            <text:p text:style-name="P2"><text:span text:style-name="T2"><text:text-input text:description="Bien-Parcelles">claimant.getZipcode()</text:text-input></text:span><text:span text:style-name="T2"><text:s/></text:span><text:span text:style-name="T2"><text:text-input text:description="Bien-Parcelles">claimant.getCity()</text:text-input></text:span><text:span text:style-name="T2"><text:s/></text:span></text:p>
          </table:table-cell>
        </table:table-row>
      </table:table>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1"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TNR12N" style:family="paragraph" style:parent-style-name="Standard">
      <style:text-properties fo:font-size="12pt" fo:language="fr" fo:country="FR" style:font-size-asian="12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8:29:53.630192759</dc:date>
    <meta:editing-duration>PT10H50M16S</meta:editing-duration>
    <meta:editing-cycles>61</meta:editing-cycles>
    <meta:generator>LibreOffice/6.4.6.2$Linux_X86_64 LibreOffice_project/40$Build-2</meta:generator>
    <meta:document-statistic meta:table-count="2" meta:image-count="0" meta:object-count="0" meta:page-count="2" meta:paragraph-count="24" meta:word-count="205" meta:character-count="1689" meta:non-whitespace-character-count="1527"/>
  </office:meta>
</office:document-meta>
</file>